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409 - Advanced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d4f64293-3585-456b-be53-04760680dcb7"/>
<text:bookmark text:name="ID-d4f64293-3585-456b-be53-04760680dcb7"/>
<text:bookmark-end text:name="OrgXref.ID-d4f64293-3585-456b-be53-04760680dcb7"/>
<text:bookmark-start text:name="OrgXref.org89dfaa2"/>
<text:bookmark text:name="org89dfaa2"/>Course Information
<text:bookmark-end text:name="OrgXref.org89dfaa2"/></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409</text:p>
              </table:table-cell>
            </table:table-row>
            <table:table-row>
              <table:table-cell table:style-name="OrgTblCell">
                <text:p text:style-name="OrgTableContentsLeft">Course Title</text:p>
              </table:table-cell>
              <table:table-cell table:style-name="OrgTblCell">
                <text:p text:style-name="OrgTableContentsLeft">Advanced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303</text:p>
              </table:table-cell>
            </table:table-row>
            <table:table-row>
              <table:table-cell table:style-name="OrgTblCell">
                <text:p text:style-name="OrgTableContentsLeft">Class Location</text:p>
              </table:table-cell>
              <table:table-cell table:style-name="OrgTblCell">
                <text:p text:style-name="OrgTableContentsLeft">B-B1-01</text:p>
              </table:table-cell>
            </table:table-row>
            <table:table-row>
              <table:table-cell table:style-name="OrgTblCell">
                <text:p text:style-name="OrgTableContentsLeft">Meeting Time</text:p>
              </table:table-cell>
              <table:table-cell table:style-name="OrgTblCell">
                <text:p text:style-name="OrgTableContentsLeft">Section 1 - Mondays from 12:30 to 14:00</text:p>
              </table:table-cell>
            </table:table-row>
            <table:table-row>
              <table:table-cell table:style-name="OrgTblCell">
                <text:p text:style-name="OrgTableContentsLeft"/>
              </table:table-cell>
              <table:table-cell table:style-name="OrgTblCell">
                <text:p text:style-name="OrgTableContentsLeft">Section 2 - Mondays from 14:15 to 15:45</text:p>
              </table:table-cell>
            </table:table-row>
            <table:table-row>
              <table:table-cell table:style-name="OrgTblCell">
                <text:p text:style-name="OrgTableContentsLeft"/>
              </table:table-cell>
              <table:table-cell table:style-name="OrgTblCell">
                <text:p text:style-name="OrgTableContentsLeft">Section 1 - Wednesdays from 12:30 to 14:00</text:p>
              </table:table-cell>
            </table:table-row>
            <table:table-row>
              <table:table-cell table:style-name="OrgTblCellB">
                <text:p text:style-name="OrgTableContentsLeft"/>
              </table:table-cell>
              <table:table-cell table:style-name="OrgTblCellB">
                <text:p text:style-name="OrgTableContentsLeft">Section 2 - Wednesdays from 14:15 to 15: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f4770b6"/>
<text:bookmark text:name="orgf4770b6"/>Instructor Information
<text:bookmark-end text:name="OrgXref.orgf4770b6"/></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c9755b47-8951-4f03-b42f-77d82ffef161"/>
<text:bookmark text:name="ID-c9755b47-8951-4f03-b42f-77d82ffef161"/>
<text:bookmark-end text:name="OrgXref.ID-c9755b47-8951-4f03-b42f-77d82ffef161"/>
<text:bookmark-start text:name="OrgXref.orgc0efeb1"/>
<text:bookmark text:name="orgc0efeb1"/>Course Description
<text:bookmark-end text:name="OrgXref.orgc0efeb1"/></text:h>
      <text:p text:style-name="Text_20_body">This course covers the fundamentals of Object Oriented Programming (OOP), building on the procedural programming paradigm explained in ITE303. The course starts by introducing the basic constructs for implementing object-oriented applications on top of an OOP language such as Java. Emphasis is on the fundamentals of structured design with classes and objects, including development as well as testing. The practical part of the course focuses on creating programs to elucidate the concepts, techniques and tools covered in the course. Students experiment building desktop applications that are database-driven, testable, and provide graphical-user interface.
</text:p>
      <text:h text:style-name="Heading_20_1" text:outline-level="1" text:is-list-header="false">
<text:bookmark-start text:name="OrgXref.ID-d6233ee8-6543-4f4e-8465-0857857d1c23"/>
<text:bookmark text:name="ID-d6233ee8-6543-4f4e-8465-0857857d1c23"/>
<text:bookmark-end text:name="OrgXref.ID-d6233ee8-6543-4f4e-8465-0857857d1c23"/>
<text:bookmark-start text:name="OrgXref.org9182262"/>
<text:bookmark text:name="org9182262"/>Learning Outcomes
<text:bookmark-end text:name="OrgXref.org9182262"/></text:h>
      <text:p text:style-name="Text_20_body">Upon successful completion of the course, students will be able to:
</text:p>
      <text:list text:style-name="OrgBulletedList" text:continue-numbering="false">
        <text:list-item>
          <text:p text:style-name="Text_20_body">Synthesize object-oriented principles in common engineering design situations and procedural-oriented codebases.
</text:p>
        </text:list-item>
        <text:list-item>
          <text:p text:style-name="Text_20_body">Use the key elements of architectural structures, specifically in regards to software APIs, frameworks and packages.
</text:p>
        </text:list-item>
        <text:list-item>
          <text:p text:style-name="Text_20_body">Utilize third-party packages and handle exceptions effectively.
</text:p>
        </text:list-item>
        <text:list-item>
          <text:p text:style-name="Text_20_body">Develop database-driven desktop applications using a familiar database management system such as MySQL.
</text:p>
        </text:list-item>
        <text:list-item>
          <text:p text:style-name="Text_20_body">Construct unit tests to continuously verify code correctness and validity.
</text:p>
        </text:list-item>
      </text:list>
      <text:h text:style-name="Heading_20_1" text:outline-level="1" text:is-list-header="false">
<text:bookmark-start text:name="OrgXref.ID-28a34e73-8cff-4adf-835e-c0d37f4d401c"/>
<text:bookmark text:name="ID-28a34e73-8cff-4adf-835e-c0d37f4d401c"/>
<text:bookmark-end text:name="OrgXref.ID-28a34e73-8cff-4adf-835e-c0d37f4d401c"/>
<text:bookmark-start text:name="OrgXref.org328c1bd"/>
<text:bookmark text:name="org328c1bd"/>Program Goals
<text:bookmark-end text:name="OrgXref.org328c1bd"/></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0517e111-2472-4e3d-b182-f9d9554064e0"/>
<text:bookmark text:name="ID-0517e111-2472-4e3d-b182-f9d9554064e0"/>
<text:bookmark-end text:name="OrgXref.ID-0517e111-2472-4e3d-b182-f9d9554064e0"/>
<text:bookmark-start text:name="OrgXref.orgd3dc74c"/>
<text:bookmark text:name="orgd3dc74c"/>Materials and Access
<text:bookmark-end text:name="OrgXref.orgd3dc74c"/></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 is:<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0e0b905"/>
<text:bookmark text:name="org0e0b905"/>Slides
<text:bookmark-end text:name="OrgXref.org0e0b905"/></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26e11a6f-0968-48ca-bc69-ef0f3145ab1f"/>
<text:bookmark text:name="ID-26e11a6f-0968-48ca-bc69-ef0f3145ab1f"/>
<text:bookmark-end text:name="OrgXref.ID-26e11a6f-0968-48ca-bc69-ef0f3145ab1f"/>
<text:bookmark-start text:name="OrgXref.org13307bf"/>
<text:bookmark text:name="org13307bf"/>Required Software
<text:bookmark-end text:name="OrgXref.org13307bf"/></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MySQL as a backend database server.
</text:p>
        </text:list-item>
        <text:list-item>
          <text:p text:style-name="Text_20_body">A Java IDE such as Eclipse or NetBeans.
</text:p>
        </text:list-item>
      </text:list>
      <text:h text:style-name="Heading_20_1" text:outline-level="1" text:is-list-header="false">
<text:bookmark-start text:name="OrgXref.ID-4a521591-5b81-4888-8df7-411802c471cd"/>
<text:bookmark text:name="ID-4a521591-5b81-4888-8df7-411802c471cd"/>
<text:bookmark-end text:name="OrgXref.ID-4a521591-5b81-4888-8df7-411802c471cd"/>
<text:bookmark-start text:name="OrgXref.orgdba6f1b"/>
<text:bookmark text:name="orgdba6f1b"/>Grading Procedures
<text:bookmark-end text:name="OrgXref.orgdba6f1b"/></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6f4654a"/>
<text:bookmark text:name="org6f4654a"/>Grading Scale
<text:bookmark-end text:name="OrgXref.org6f4654a"/></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7a44a8a"/>
<text:bookmark text:name="org7a44a8a"/>Attendance policy
<text:bookmark-end text:name="OrgXref.org7a44a8a"/></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f3dff6a"/>
<text:bookmark text:name="orgf3dff6a"/>Course Policies and Expectations
<text:bookmark-end text:name="OrgXref.orgf3dff6a"/></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ef20c87"/>
<text:bookmark text:name="orgef20c87"/>Classroom Conduct
<text:bookmark-end text:name="OrgXref.orgef20c87"/></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2afb34a"/>
<text:bookmark text:name="org2afb34a"/>Office Hours
<text:bookmark-end text:name="OrgXref.org2afb34a"/></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dd26d0c"/>
<text:bookmark text:name="orgdd26d0c"/>Makeup Exams and Extra Credit Policy
<text:bookmark-end text:name="OrgXref.orgdd26d0c"/></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d9333f6"/>
<text:bookmark text:name="orgd9333f6"/>Expectations of Student Time
<text:bookmark-end text:name="OrgXref.orgd9333f6"/></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711a5e4"/>
<text:bookmark text:name="org711a5e4"/>Late or Missed Submissions
<text:bookmark-end text:name="OrgXref.org711a5e4"/></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271504e"/>
<text:bookmark text:name="org271504e"/>Grade Disputes
<text:bookmark-end text:name="OrgXref.org271504e"/></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31c81b4"/>
<text:bookmark text:name="org31c81b4"/>Moodle
<text:bookmark-end text:name="OrgXref.org31c81b4"/></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23c561a"/>
<text:bookmark text:name="org23c561a"/>Academic Integrity
<text:bookmark-end text:name="OrgXref.org23c561a"/></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31525cc"/>
<text:bookmark text:name="org31525cc"/>Revisions to the Syllabus
<text:bookmark-end text:name="OrgXref.org31525cc"/></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cefd0ae0-68bc-49af-bef5-fc84575d19df"/>
<text:bookmark text:name="ID-cefd0ae0-68bc-49af-bef5-fc84575d19df"/>
<text:bookmark-end text:name="OrgXref.ID-cefd0ae0-68bc-49af-bef5-fc84575d19df"/>
<text:bookmark-start text:name="OrgXref.orge8f7e2c"/>
<text:bookmark text:name="orge8f7e2c"/>Course Schedule
<text:bookmark-end text:name="OrgXref.orge8f7e2c"/></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Java Recap</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Classes and Objects</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Inheritanc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4th at 9 A.M.</text:span></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Polymorphism and Interfaces</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Exception Handl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8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Unit Testing</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GU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4th - During Class Time</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GUI - Part 2</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Basic Java AP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5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Java API - Part 2</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Accessing Database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8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Accessing Database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15th at 9 A.M.</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409 - Advanced Programming</dc:title>
    <meta:user-defined meta:name="subtitle">AUIS - Department of Information Technology</meta:user-defined>
  </office:meta>
</office:document-meta>
</file>